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8.65cm" fo:min-width="18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8.65cm" fo:min-width="6.8cm"/>
    </style:style>
    <style:style style:name="gr3" style:family="graphic" style:parent-style-name="objectwithoutfill">
      <style:graphic-properties svg:stroke-color="#000000" draw:fill="none" draw:fill-color="#ffffff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8.9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cm" svg:height="8.9cm" svg:x="1cm" svg:y="9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cm" svg:height="8.9cm" svg:x="1cm" svg:y="1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cm" svg:height="8.9cm" svg:x="12.7cm" svg:y="1cm">
          <text:p text:style-name="P2">Une technique de couture</text:p>
          <text:p text:style-name="P2">Et sa descrip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cm" svg:height="8.9cm" svg:x="12.7cm" svg:y="9.9cm">
          <text:p text:style-name="P3">Une technique de couture</text:p>
          <text:p text:style-name="P2">Et sa descrip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cm" svg:height="8.9cm" svg:x="12.7cm" svg:y="18.8cm">
          <text:p text:style-name="P3">Une technique de couture</text:p>
          <text:p text:style-name="P2">Et sa description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cm" svg:y1="1cm" svg:x2="12.7cm" svg:y2="9.9cm">
          <text:p/>
        </draw:line>
        <draw:line draw:style-name="gr3" draw:text-style-name="P4" draw:layer="layout" svg:x1="1cm" svg:y1="9.9cm" svg:x2="12.7cm" svg:y2="1cm">
          <text:p/>
        </draw:line>
        <draw:line draw:style-name="gr3" draw:text-style-name="P4" draw:layer="layout" svg:x1="1cm" svg:y1="9.9cm" svg:x2="12.8cm" svg:y2="18.8cm">
          <text:p/>
        </draw:line>
        <draw:line draw:style-name="gr3" draw:text-style-name="P4" draw:layer="layout" svg:x1="1cm" svg:y1="18.9cm" svg:x2="12.7cm" svg:y2="9.9cm">
          <text:p/>
        </draw:line>
        <draw:line draw:style-name="gr3" draw:text-style-name="P4" draw:layer="layout" svg:x1="1cm" svg:y1="18.8cm" svg:x2="12.8cm" svg:y2="27.7cm">
          <text:p/>
        </draw:line>
        <draw:line draw:style-name="gr3" draw:text-style-name="P4" draw:layer="layout" svg:x1="1cm" svg:y1="27.7cm" svg:x2="12.7cm" svg:y2="18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7T09:06:16.873138534</meta:creation-date>
    <dc:date>2018-12-27T09:17:51.407910496</dc:date>
    <meta:editing-duration>PT11M34S</meta:editing-duration>
    <meta:editing-cycles>2</meta:editing-cycles>
    <meta:generator>LibreOffice/6.0.7.3$Linux_X86_64 LibreOffice_project/00m0$Build-3</meta:generator>
    <meta:document-statistic meta:object-count="12"/>
  </office:meta>
</office:document-meta>
</file>